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e9f0"/>
    </style:style>
    <style:style style:name="P2" style:family="paragraph" style:parent-style-name="Standard">
      <style:text-properties officeooo:paragraph-rsid="0016eae7"/>
    </style:style>
    <style:style style:name="P3" style:family="paragraph" style:parent-style-name="Standard">
      <style:text-properties officeooo:paragraph-rsid="00181b72"/>
    </style:style>
    <style:style style:name="P4" style:family="paragraph" style:parent-style-name="Standard">
      <style:paragraph-properties fo:break-before="page"/>
      <style:text-properties officeooo:paragraph-rsid="00181b72"/>
    </style:style>
    <style:style style:name="P5" style:family="paragraph" style:parent-style-name="Standard">
      <style:text-properties officeooo:paragraph-rsid="00194ec6"/>
    </style:style>
    <style:style style:name="P6" style:family="paragraph" style:parent-style-name="Standard">
      <style:text-properties officeooo:paragraph-rsid="001993d9"/>
    </style:style>
    <style:style style:name="P7" style:family="paragraph" style:parent-style-name="Standard">
      <style:text-properties officeooo:rsid="001cfc77" officeooo:paragraph-rsid="001cfc77"/>
    </style:style>
    <style:style style:name="P8" style:family="paragraph" style:parent-style-name="Standard">
      <style:text-properties officeooo:paragraph-rsid="001cfc77"/>
    </style:style>
    <style:style style:name="P9" style:family="paragraph" style:parent-style-name="Standard">
      <style:text-properties officeooo:rsid="00204753" officeooo:paragraph-rsid="00204753"/>
    </style:style>
    <style:style style:name="T1" style:family="text">
      <style:text-properties officeooo:rsid="0016e9f0"/>
    </style:style>
    <style:style style:name="T2" style:family="text">
      <style:text-properties officeooo:rsid="0016eae7"/>
    </style:style>
    <style:style style:name="T3" style:family="text">
      <style:text-properties officeooo:rsid="00181b72"/>
    </style:style>
    <style:style style:name="T4" style:family="text">
      <style:text-properties officeooo:rsid="001cfc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TAK 1 (120 MIN) </text:p>
      <text:p text:style-name="P1">Izrada domaćeg zadatka. </text:p>
      <text:p text:style-name="P1">1. Otvoriti NetBeans IDE razvojno okruženje; </text:p>
      <text:p text:style-name="P1">2. Kreirati Maven / Java FX projekat; </text:p>
      <text:p text:style-name="P1">3. Projekat može biti urađen po uzoru i na već postojeći primer iz CS102; </text:p>
      <text:p text:style-name="P1">4. Modifikovati pom.xml na identičan način kao u vežbama - postoji podrška za JUnit; </text:p>
      <text:p text:style-name="P1">5. Napisati bar jednu Test klasu i izvršiti je; </text:p>
      <text:p text:style-name="P1">6. Pokrenuti Java FX Maven projekat i demonstrirati njegovu funkcionalnost </text:p>
      <text:p text:style-name="P1"/>
      <text:p text:style-name="P1">ZADATAK <text:span text:style-name="T1">2</text:span> </text:p>
      <text:p text:style-name="P1">Uradite samostalno domaći zadatak </text:p>
      <text:p text:style-name="P1">1 Koristeći razvojno okruženje NetBeans IDE, kreirati prvu Spring aplikaciju po sledećim zahtevima: 1. Kreirati Maven projekat aplikacije pod nazivom DomaciZadatak2; </text:p>
      <text:p text:style-name="P1">2. Dodati u pom.xml sledeće zavisnosti: spring-core i spring-context; </text:p>
      <text:p text:style-name="P1">3. Kreirati interfejs Zivotinja.java sa metodama nacinOglasavanja() i nahraniZivotinju(); </text:p>
      <text:p text:style-name="P1">4. Kreirati implementacione klase Pas.java, Kokoska.java, Ovca.java. </text:p>
      <text:p text:style-name="P1">5. Napraviti servise po uzoru na materijale sa predavanja; </text:p>
      <text:p text:style-name="P1">6. Kreirati konfiguracionu klasu koja inicijalizuje zrna kreiranih klasa; </text:p>
      <text:p text:style-name="P1">7. Kreirati glavnu klasu koja kreira i učitava kontekst aplikacije iz konfiguracione klase, učitava podatke o životinjama i prikazuje informaciju kako se životinja oglašava i da li je gladna. </text:p>
      <text:p text:style-name="P1"/>
      <text:p text:style-name="P2">ZADATAK <text:span text:style-name="T2">3</text:span></text:p>
      <text:p text:style-name="P1">Na Spring projekat iz prethodnog domaćeg zadatka dodati primer korišćenja aspektno orijentisanog programiranja. Na primer, možete koristiti AOP za logging ili za exception handling. U interceptor klasi treba da postoje Before, After, AfterThrowing, AfterReturning i Around saveti koji štampaju poruku o imenu presretnute metode i štampaju poruku o tipu saveta. Spring projekat treba izraditi koristeći materijal sa vežbi i potrebno je poslati mejl asistentu sa zipovanim Spring projektom. </text:p>
      <text:p text:style-name="P1"/>
      <text:p text:style-name="P3">ZADATAK <text:span text:style-name="T3">4</text:span></text:p>
      <text:p text:style-name="P5">1. Prikazuju se podaci samo za one fakultete koji su izabrani pomoću odgovarajuće CheckBox kontrole; </text:p>
      <text:p text:style-name="P5">2. Na formu dodati polje za unos teksta. U polje se unosi ime koje će posle služiti kao dodatna informacija na JSP stranici forma.jsp; </text:p>
      <text:p text:style-name="P5">3. Imenu se, na JSP stranici forma.jsp, želi dobrodošlica sa informacijom "izabrali ste da se upoznate sa sledećim fakultetima: "</text:p>
      <text:p text:style-name="P5"/>
      <text:p text:style-name="P5">1. Preuzmite primer iz sekcije Shared Resources i modifikujte ga na sledeći način; </text:p>
      <text:p text:style-name="P5">2. Aplikaciju domaćeg zadatka kreirati kao novu Maven veb aplikaciju; </text:p>
      <text:p text:style-name="P5">3. U početnoj formi dodati tekst polje za unos količine akcija; </text:p>
      <text:p text:style-name="P5">4. Kao rešenje vratiti vrednost pojedinačne akcije i tražene količine akcija; </text:p>
      <text:p text:style-name="P5">5. Ukoliko nije unet korektan simbol za akciju, posle određenog vremena izvršiti automatsko preusmeravanje na početnu stranicu; </text:p>
      <text:p text:style-name="P5">6. Kreirati stranicu dobrodošlice (ona će u ovom slučaju nositi naziv index.html) koja će naglasiti da se radi o "Domaćem zadatku broj 4" i nakon klika na odgovarajući link izvršiti preusmeravanje na stranicu sa formom; </text:p>
      <text:p text:style-name="P3"/>
      <text:p text:style-name="P3"/>
      <text:p text:style-name="P3"/>
      <text:p text:style-name="P4">ZADATAK <text:span text:style-name="T3">5</text:span></text:p>
      <text:p text:style-name="P6">1. Koristiti Maven za dodavanje i upravljanje zavisnostima; </text:p>
      <text:p text:style-name="P6">2. Aplikacija mora da bude podeljena na domenski (Korisnik, Automobil...), servisni, konfiguracioni, upravljački (kontrolerski) i prezenatcioni sloj; </text:p>
      <text:p text:style-name="P6">3. Aplikacija koristi Java konfiguracije, nikako XML; </text:p>
      <text:p text:style-name="P6">4. Za poglede koristiti JSP okvir; </text:p>
      <text:p text:style-name="P6">5. Omogućiti prikazivanje sadržaja na dva jezika (Srpski i engleski); </text:p>
      <text:p text:style-name="P6">6. Koristiti validaciju podataka koji se unose u formama stranica; </text:p>
      <text:p text:style-name="P6"/>
      <text:p text:style-name="P7">ZADATAK 6</text:p>
      <text:p text:style-name="P7">1. Kreirajte Spring Boot aplikaciju koja obuhvata sledeće elemente: Spring Boot,Spring MVC, Spring Security, MySQL. </text:p>
      <text:p text:style-name="P7">2. Uzor za izradu domaćeg zadatka može da bude primer sa vežbi; </text:p>
      <text:p text:style-name="P7">3. Student želi da elektronskim putem prijavi ispit; </text:p>
      <text:p text:style-name="P7">4. Student ima mogućnost prijavljivanja na sistem i registrovanja na isti ukoliko nije sačuvan u bazi podataka; </text:p>
      <text:p text:style-name="P7">5. Nakon prijavljivanja, na formi bira ispit koji prijavljuje iz liste ponuđenih ispita. </text:p>
      <text:p text:style-name="P7">6. Nakon popunjavanja forme, ukoliko je sve obavljeno na odgovarajući način, student se prosleđuje na stranicu na kojoj dobija informaciju da je ispit uspešno prijavljen; </text:p>
      <text:p text:style-name="P7">7. Student sada ima mogućnost da se odjavi ili da prijavi novi ispit; </text:p>
      <text:p text:style-name="P8"><text:span text:style-name="T4">8. Kao što su dodate slike na stranice primera sa vežbi, ovde dodajte slike našeg Univerziteta (logo ili slika </text:span>po izboru) u stranice za prijavljivanje, registrovanje i potvrdu prijavljenog ispita<text:span text:style-name="T4">.</text:span></text:p>
      <text:p text:style-name="P8"/>
      <text:p text:style-name="P7">ZADATAK 7</text:p>
      <text:p text:style-name="P7">1. Kreirajte Spring Boot aplikaciju koja obuhvata sledeće elemente: Spring Boot, Spring MVC, Grails, GORM, Groovy, MySQL; </text:p>
      <text:p text:style-name="P7">2. Uzor za izradu domaćeg zadatka može da bude primer sa vežbi; </text:p>
      <text:p text:style-name="P7">3. Podesiti aplikaciju da koristi MySQL bazu podazaka; </text:p>
      <text:p text:style-name="P7">4. Student želi da elektronskim putem prijavi ispit; </text:p>
      <text:p text:style-name="P7">5. Student ima mogućnost prijavljivanja na sistem i registrovanja na isti ukoliko nije sačuvan u bazi podataka; </text:p>
      <text:p text:style-name="P7">6. Nakon prijavljivanja, na formi bira ispit koji prijavljuje iz liste ponuđenih ispita. </text:p>
      <text:p text:style-name="P7">7. Nakon popunjavanja forme, ukoliko je sve obavljeno na odgovarajući način, student se prosleđuje na stranicu na kojoj dobija informaciju da je ispit uspešno prijavljen; </text:p>
      <text:p text:style-name="P7">8. Student sada ima mogućnost da se odjavi ili da prijavi novi ispit; </text:p>
      <text:p text:style-name="P7">9. Kao što su dodate slike na stranice primera sa vežbi, ovde dodajte slike našeg Univerziteta (logo ili slika po izboru) u stranice za prijavljivanje, registrovanje i potvrdu prijavljenog ispita. </text:p>
      <text:p text:style-name="P7">10. Dobiti informacije iz pokrenute aplikacije primenom krajnjih tačaka aktuatora. </text:p>
      <text:p text:style-name="P7"/>
      <text:p text:style-name="P9">ZADATAK 8</text:p>
      <text:p text:style-name="P9">1. Preuzmite primer iz Lekcije Spring MVC za rezervaciju terena. </text:p>
      <text:p text:style-name="P9">2. Omogućite čuvanje korisnika u bazi podataka integracijom sa Spring ORM okvirom; </text:p>
      <text:p text:style-name="P9">3. Napraviti JSP stranice za dodavanje i brisanje korisnika, izmenu podataka o korisnicima i prikazivanje liste svih korisnika; </text:p>
      <text:p text:style-name="P9">4. Podesiti bazu podataka u datoteci osobina; </text:p>
      <text:p text:style-name="P9">5. Koristiti PostgreSql ili MySql po želji; 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6T18:59:04.369000000</dc:date>
    <meta:editing-duration>PT5M6S</meta:editing-duration>
    <meta:editing-cycles>9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62" meta:word-count="800" meta:character-count="5413" meta:non-whitespace-character-count="4621"/>
  </office:meta>
</office:document-meta>
</file>